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655cm" fo:min-width="3.945cm" fo:padding-top="0.165cm" fo:padding-bottom="0.165cm" fo:padding-left="0.29cm" fo:padding-right="0.29cm" style:writing-mode="lr-tb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576cm" fo:min-width="3.389cm" fo:padding-top="0.165cm" fo:padding-bottom="0.165cm" fo:padding-left="0.29cm" fo:padding-right="0.29cm" style:writing-mode="lr-tb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496cm" fo:min-width="2.517cm" fo:padding-top="0.165cm" fo:padding-bottom="0.165cm" fo:padding-left="0.29cm" fo:padding-right="0.29cm" style:writing-mode="lr-tb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1.97cm" fo:padding-top="0.165cm" fo:padding-bottom="0.165cm" fo:padding-left="0.29cm" fo:padding-right="0.29cm" style:writing-mode="lr-tb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115cm" fo:padding-top="0.165cm" fo:padding-bottom="0.165cm" fo:padding-left="0.29cm" fo:padding-right="0.29cm" style:writing-mode="lr-tb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2.419cm" fo:padding-top="0.165cm" fo:padding-bottom="0.165cm" fo:padding-left="0.29cm" fo:padding-right="0.29cm" style:writing-mode="lr-tb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564cm" fo:padding-top="0.165cm" fo:padding-bottom="0.165cm" fo:padding-left="0.29cm" fo:padding-right="0.29cm" style:writing-mode="lr-tb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2.644cm" fo:padding-top="0.165cm" fo:padding-bottom="0.165cm" fo:padding-left="0.29cm" fo:padding-right="0.29cm" style:writing-mode="lr-tb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fill-color="#b2b2b2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114cm" fo:padding-top="0.165cm" fo:padding-bottom="0.165cm" fo:padding-left="0.29cm" fo:padding-right="0.29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 style:writing-mode="lr-tb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b2b2b2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b2b2b2"/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b2b2b2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905cm" svg:x="8.408cm" svg:y="16.487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7.985cm" svg:y="6.397cm">
          <text:p text:style-name="P1">Customer/Sign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2.587cm" svg:y="23.542cm">
          <text:p text:style-name="P1">Artist/Contributo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937cm" svg:height="3.81cm" svg:x="6.08cm" svg:y="19.415cm">
          <text:p text:style-name="P3"><text:span text:style-name="T1">Contribut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6.033cm" svg:height="3.492cm" svg:x="7.35cm" svg:y="9.255cm">
          <text:p text:style-name="P3"><text:span text:style-name="T1">selec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3.492cm" svg:height="1.587cm" svg:x="2.588cm" svg:y="6.08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335cm" svg:y="5.763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3.7cm" svg:y="7.668cm"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809cm" svg:height="1.587cm" svg:x="2.271cm" svg:y="7.985cm">
          <text:p text:style-name="P5"><text:span text:style-name="T2">Cu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127cm" svg:height="1.587cm" svg:x="15.005cm" svg:y="17.722cm">
          <text:p text:style-name="P5"><text:span text:style-name="T2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.318cm" svg:y="13.7cm">
          <text:p text:style-name="P1">Ti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.317cm" svg:y="15.922cm">
          <text:p text:style-name="P1">Gen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97cm" svg:y="15.922cm">
          <text:p text:style-name="P1">Y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444cm" svg:height="1.587cm" svg:x="13.065cm" svg:y="13.383cm">
          <text:p text:style-name="P1">D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127cm" svg:height="1.587cm" svg:x="14.97cm" svg:y="20.368cm"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0.525cm" svg:y="23.22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444cm" svg:height="1.587cm" svg:x="8.303cm" svg:y="24.812cm">
          <text:p text:style-name="P5"><text:span text:style-name="T2">Arti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0.843cm" svg:y1="12.43cm" svg:x2="9.89cm" svg:y2="16.557cm">
          <text:p/>
        </draw:line>
        <draw:line draw:style-name="gr9" draw:text-style-name="P7" draw:layer="layout" svg:x1="10.843cm" svg:y1="8.302cm" svg:x2="11.477cm" svg:y2="9.89cm">
          <text:p/>
        </draw:line>
        <draw:line draw:style-name="gr9" draw:text-style-name="P7" draw:layer="layout" svg:x1="6.081cm" svg:y1="6.715cm" svg:x2="7.985cm" svg:y2="6.715cm">
          <text:p/>
        </draw:line>
        <draw:line draw:style-name="gr9" draw:text-style-name="P7" draw:layer="layout" svg:x1="6.08cm" svg:y1="8.62cm" svg:x2="7.985cm" svg:y2="8.302cm">
          <text:p/>
        </draw:line>
        <draw:line draw:style-name="gr9" draw:text-style-name="P7" draw:layer="layout" svg:x1="12.43cm" svg:y1="7.032cm" svg:x2="14.335cm" svg:y2="6.714cm">
          <text:p/>
        </draw:line>
        <draw:line draw:style-name="gr9" draw:text-style-name="P7" draw:layer="layout" svg:x1="12.43cm" svg:y1="7.985cm" svg:x2="13.7cm" svg:y2="8.302cm">
          <text:p/>
        </draw:line>
        <draw:line draw:style-name="gr9" draw:text-style-name="P7" draw:layer="layout" svg:x1="7.032cm" svg:y1="23.542cm" svg:x2="7.985cm" svg:y2="22.272cm">
          <text:p/>
        </draw:line>
        <draw:line draw:style-name="gr9" draw:text-style-name="P7" draw:layer="layout" svg:x1="14.017cm" svg:y1="21.32cm" svg:x2="14.97cm" svg:y2="21.002cm">
          <text:p/>
        </draw:line>
        <draw:line draw:style-name="gr9" draw:text-style-name="P7" draw:layer="layout" svg:x1="5.445cm" svg:y1="18.462cm" svg:x2="8.62cm" svg:y2="18.462cm">
          <text:p/>
        </draw:line>
        <draw:line draw:style-name="gr9" draw:text-style-name="P7" draw:layer="layout" svg:x1="12.747cm" svg:y1="18.462cm" svg:x2="14.969cm" svg:y2="18.78cm">
          <text:p/>
        </draw:line>
        <draw:line draw:style-name="gr9" draw:text-style-name="P7" draw:layer="layout" svg:x1="11.795cm" svg:y1="16.557cm" svg:x2="13.064cm" svg:y2="14.017cm">
          <text:p/>
        </draw:line>
        <draw:line draw:style-name="gr9" draw:text-style-name="P7" draw:layer="layout" svg:x1="4.81cm" svg:y1="14.652cm" svg:x2="8.62cm" svg:y2="16.557cm">
          <text:p/>
        </draw:line>
        <draw:line draw:style-name="gr9" draw:text-style-name="P7" draw:layer="layout" svg:x1="4.81cm" svg:y1="16.557cm" svg:x2="8.62cm" svg:y2="17.192cm">
          <text:p/>
        </draw:line>
        <draw:line draw:style-name="gr9" draw:text-style-name="P7" draw:layer="layout" svg:x1="7.032cm" svg:y1="25.447cm" svg:x2="8.302cm" svg:y2="25.764cm">
          <text:p/>
        </draw:line>
        <draw:line draw:style-name="gr9" draw:text-style-name="P7" draw:layer="layout" svg:x1="12.748cm" svg:y1="16.558cm" svg:x2="14.97cm" svg:y2="16.875cm">
          <text:p/>
        </draw:line>
        <draw:line draw:style-name="gr9" draw:text-style-name="P7" draw:layer="layout" svg:x1="7.032cm" svg:y1="24.178cm" svg:x2="10.525cm" svg:y2="24.177cm">
          <text:p/>
        </draw:line>
        <draw:line draw:style-name="gr9" draw:text-style-name="P7" draw:layer="layout" svg:x1="10.207cm" svg:y1="19.415cm" svg:x2="10.842cm" svg:y2="18.462cm">
          <text:p/>
        </draw:line>
        <draw:custom-shape draw:style-name="gr10" draw:text-style-name="P6" draw:layer="layout" svg:width="3.81cm" svg:height="1.587cm" svg:x="1.635cm" svg:y="17.828cm">
          <text:p text:style-name="P5"><text:span text:style-name="T2">Song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7" draw:layer="layout" svg:x1="4.81cm" svg:y1="16.558cm" svg:x2="8.62cm" svg:y2="17.1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0T10:14:26.220000000</meta:creation-date>
    <dc:date>2023-04-10T10:57:01.815000000</dc:date>
    <meta:editing-duration>PT40M23S</meta:editing-duration>
    <meta:editing-cycles>3</meta:editing-cycles>
    <meta:generator>LibreOffice/7.5.2.2$Windows_X86_64 LibreOffice_project/53bb9681a964705cf672590721dbc85eb4d0c3a2</meta:generator>
    <meta:document-statistic meta:object-count="36"/>
  </office:meta>
</office:document-meta>
</file>